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ru" fo:country="RU"/>
    </style:style>
    <style:style style:name="P4" style:family="paragraph" style:parent-style-name="Standard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h text:style-name="Heading_20_3" text:outline-level="3">Связать вызовы виртуальных функций с самими виртуальными функциями</text:h>
      <text:p text:style-name="P1">Вероятно с помощью комментов</text:p>
      <text:p text:style-name="P1">Кроме того сами вызовы виртуальных функций выглядят как </text:p>
      <text:p text:style-name="P2">call qword ptr[rax+58h] – <text:span text:style-name="T2">для </text:span>Mac 64</text:p>
      <text:p text:style-name="P1"/>
      <text:p text:style-name="P1">Поиск вызовов по <text:span text:style-name="T1">vptr-&gt;funcEmmcDevInfo</text:span></text:p>
      <text:p text:style-name="P2"/>
      <text:p text:style-name="P2"/>
      <text:p text:style-name="P2"/>
      <text:p text:style-name="P1">Если в функции есть функция <text:span text:style-name="T1">Log, </text:span>то имя функции можно брать из первого аргумента этой функции. Причем <text:s/>название функции лог, можно задавать самому, хотя есть название по умолчанию</text:p>
      <text:p text:style-name="P1"/>
      <text:p text:style-name="P1"/>
      <text:p text:style-name="P1">Создать окошко <text:span text:style-name="T1">Function_info. </text:span>Где должны быть </text:p>
      <text:p text:style-name="P1">"func_comment"</text:p>
      <text:p text:style-name="P1">"func_name"</text:p>
      <text:p text:style-name="P1">"func_demangled"</text:p>
      <text:p text:style-name="P1">"func_c_decl"</text:p>
      <text:p text:style-name="P2">refs_from</text:p>
      <text:p text:style-name="P2">refs_to</text:p>
      <text:p text:style-name="P1"/>
      <text:p text:style-name="P1"/>
      <text:p text:style-name="P1"/>
      <text:p text:style-name="P2">Create/Upgrade vtable – <text:span text:style-name="T2">операция должна уметь перезаписывать </text:span>vtable, <text:span text:style-name="T2">если имена функций поменялись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1H14M24S</meta:editing-duration>
    <meta:editing-cycles>10</meta:editing-cycles>
    <meta:generator>LibreOffice/3.5$Windows_x86 LibreOffice_project/7122e39-92ed229-498d286-15e43b4-d70da21</meta:generator>
    <dc:date>2016-11-17T14:19:18.84</dc:date>
    <meta:document-statistic meta:table-count="0" meta:image-count="0" meta:object-count="0" meta:page-count="1" meta:paragraph-count="14" meta:word-count="83" meta:character-count="617" meta:non-whitespace-character-count="545"/>
    <meta:user-defined meta:name="Info 1"/>
    <meta:user-defined meta:name="Info 2"/>
    <meta:user-defined meta:name="Info 3"/>
    <meta:user-defined meta:name="Info 4"/>
  </office:meta>
</office:document-meta>
</file>